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fr1" style:family="graphic" style:parent-style-name="Formula">
      <style:graphic-properties style:vertical-pos="middle" style:vertical-rel="tex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 COMMANDS</text:p>
      <text:p text:style-name="P1"/>
      <text:p text:style-name="P1"><draw:frame draw:style-name="fr1" draw:name="Object1" text:anchor-type="as-char" svg:width="9.322cm" svg:height="43.062cm" draw:z-index="0"><draw:object xlink:href="./Object 1" xlink:type="simple" xlink:show="embed" xlink:actuate="onLoad"/><draw:image xlink:href="./ObjectReplacements/Object 1" xlink:type="simple" xlink:show="embed" xlink:actuate="onLoad"/></draw:frame></text:p>
      <text:p text:style-name="P1"/>
      <text:p text:style-name="P1">A SAMPLE</text:p>
      <text:p text:style-name="P1"/>
      <text:p text:style-name="P1"><draw:frame draw:style-name="fr1" draw:name="Object2" text:anchor-type="as-char" svg:width="19.339cm" svg:height="5.935cm" draw:z-index="1"><draw:object xlink:href="./Object 2" xlink:type="simple" xlink:show="embed" xlink:actuate="onLoad"/><draw:image xlink:href="./ObjectReplacements/Object 2"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3.999cm" fo:page-height="57.6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6$Build-9268</meta:generator>
    <meta:creation-date>2008-02-07T12:33:35</meta:creation-date>
    <dc:date>2008-02-07T12:45:52</dc:date>
    <meta:editing-cycles>1</meta:editing-cycles>
    <meta:editing-duration>PT12M19S</meta:editing-duration>
    <meta:user-defined meta:name="Info 1"/>
    <meta:user-defined meta:name="Info 2"/>
    <meta:user-defined meta:name="Info 3"/>
    <meta:user-defined meta:name="Info 4"/>
    <meta:document-statistic meta:table-count="0" meta:image-count="0" meta:object-count="2" meta:page-count="1" meta:paragraph-count="4" meta:word-count="4" meta:character-count="22"/>
  </office:meta>
</office:document-meta>
</file>

<file path=Object 1/content.xml><?xml version="1.0" encoding="utf-8"?>
<!DOCTYPE math  PUBLIC '-//OpenOffice.org//DTD Modified W3C MathML 1.01//EN'  'math.dtd'>
<math:math xmlns:math="http://www.w3.org/1998/Math/MathML">
  <math:semantics>
    <math:mtable>
      <math:mtr>
        <math:mstyle math:fontweight="bold">
          <math:mrow>
            <math:munder math:accentunder="true">
              <math:mtext>1. Unary/binary operators</math:mtext>
              <math:mo>̲</math:mo>
            </math:munder>
          </math:mrow>
        </math:mstyle>
      </math:mtr>
      <math:mtr/>
      <math:mtr>
        <math:mrow>
          <math:mrow>
            <math:mo math:stretchy="false">+</math:mo>
            <math:mi>a</math:mi>
          </math:mrow>
          <math:mrow>
            <math:mi>,</math:mi>
            <math:mo math:stretchy="false">−</math:mo>
            <math:mi>b</math:mi>
          </math:mrow>
          <math:mrow>
            <math:mi>,</math:mi>
            <math:mo math:stretchy="false">±</math:mo>
            <math:mi>c</math:mi>
          </math:mrow>
          <math:mrow>
            <math:mi>,</math:mi>
            <math:mo math:stretchy="false">∓</math:mo>
            <math:mi>d</math:mi>
          </math:mrow>
          <math:mi>,</math:mi>
          <math:mrow>
            <math:mo math:stretchy="false">¬</math:mo>
            <math:mi>e</math:mi>
          </math:mrow>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math:mo>
            <math:mi>b</math:mi>
          </math:mrow>
          <math:mi>,</math:mi>
          <math:mfrac>
            <math:mi>a</math:mi>
            <math:mi>b</math:mi>
          </math:mfrac>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i>a</math:mi>
          <math:mo math:stretchy="false">°</math:mo>
          <math:mi>b</math:mi>
        </math:mrow>
      </math:mtr>
      <math:mtr/>
      <math:mtr>
        <math:mstyle math:fontweight="bold">
          <math:mrow>
            <math:munder math:accentunder="true">
              <math:mtext>2. Relations</math:mtext>
              <math:mo>̲</math:mo>
            </math:munder>
          </math:mrow>
        </math:mstyle>
      </math:mtr>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lt;</math:mo>
            <math:mi>b</math:mi>
          </math:mrow>
          <math:mi>,</math:mi>
          <math:mrow>
            <math:mi>a</math:mi>
            <math:mo math:stretchy="false">&gt;</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i>a</math:mi>
          <math:mo math:stretchy="false">⇐</math:mo>
          <math:mi>b</math:mi>
          <math:mi>,</math:mi>
          <math:mi>a</math:mi>
          <math:mo math:stretchy="false">⇔</math:mo>
          <math:mi>b</math:mi>
          <math:mi>,</math:mi>
          <math:mi>a</math:mi>
          <math:mo math:stretchy="false">⇒</math:mo>
          <math:mi>b</math:mi>
        </math:mrow>
      </math:mtr>
      <math:mtr/>
      <math:mtr>
        <math:mstyle math:fontweight="bold">
          <math:mrow>
            <math:munder math:accentunder="true">
              <math:mtext>3. Set Operations</math:mtext>
              <math:mo>̲</math:mo>
            </math:munder>
          </math:mrow>
        </math:mstyle>
      </math:mtr>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o math:stretchy="false">∅</math:mo>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i>,</math:mi>
          <math:mo math:stretchy="false">ℵ</math:mo>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o math:stretchy="false">ℕ</math:mo>
          <math:mo math:stretchy="false">ℤ</math:mo>
          <math:mo math:stretchy="false">ℚ</math:mo>
          <math:mo math:stretchy="false">ℝ</math:mo>
          <math:mo math:stretchy="false">ℂ</math:mo>
        </math:mrow>
      </math:mtr>
      <math:mtr/>
      <math:mtr>
        <math:mstyle math:fontweight="bold">
          <math:mrow>
            <math:munder math:accentunder="true">
              <math:mtext>4. Functions</math:mtext>
              <math:mo>̲</math:mo>
            </math:munder>
          </math:mrow>
        </math:mstyle>
      </math:mtr>
      <math:mtr/>
      <math:mtr>
        <math:mrow>
          <math:mi>b</math:mi>
          <math:mi>,</math:mi>
          <math:mi>a</math:mi>
          <math:msup>
            <math:mi math:fontstyle="normal">e</math:mi>
            <math:mi>x</math:mi>
          </math:msup>
          <math:mi>,</math:mi>
          <math:mi>ln</math:mi>
          <math:mrow>
            <math:mo math:stretchy="false">(</math:mo>
            <math:mi>x</math:mi>
            <math:mo math:stretchy="false">)</math:mo>
          </math:mrow>
          <math:mi>,</math:mi>
          <math:mi>exp</math:mi>
          <math:mrow>
            <math:mo math:stretchy="false">(</math:mo>
            <math:mi>x</math:mi>
            <math:mo math:stretchy="false">)</math:mo>
          </math:mrow>
          <math:mi>,</math:mi>
          <math:mi>log</math:mi>
          <math:mrow>
            <math:mo math:stretchy="false">(</math:mo>
            <math:mi>x</math:mi>
            <math:mo math:stretchy="false">)</math:mo>
          </math:mrow>
          <math:mi>,</math:mi>
          <math:msup>
            <math:mi>x</math:mi>
            <math:mi>y</math:mi>
          </math:msup>
        </math:mrow>
      </math:mtr>
      <math:mtr>
        <math:mrow>
          <math:mi>sin</math:mi>
          <math:mrow>
            <math:mo math:stretchy="false">(</math:mo>
            <math:mi>x</math:mi>
            <math:mo math:stretchy="false">)</math:mo>
          </math:mrow>
          <math:mi>,</math:mi>
          <math:mi>cos</math:mi>
          <math:mrow>
            <math:mo math:stretchy="false">(</math:mo>
            <math:mi>x</math:mi>
            <math:mo math:stretchy="false">)</math:mo>
          </math:mrow>
          <math:mi>,</math:mi>
          <math:mi>tan</math:mi>
          <math:mrow>
            <math:mo math:stretchy="false">(</math:mo>
            <math:mi>x</math:mi>
            <math:mo math:stretchy="false">)</math:mo>
          </math:mrow>
          <math:mi>,</math:mi>
          <math:mi>cot</math:mi>
          <math:mrow>
            <math:mo math:stretchy="false">(</math:mo>
            <math:mi>x</math:mi>
            <math:mo math:stretchy="false">)</math:mo>
          </math:mrow>
          <math:mi>,</math:mi>
          <math:msqrt>
            <math:mi>x</math:mi>
          </math:msqrt>
        </math:mrow>
      </math:mtr>
      <math:mtr>
        <math:mrow>
          <math:mi>arcsin</math:mi>
          <math:mrow>
            <math:mo math:stretchy="false">(</math:mo>
            <math:mi>x</math:mi>
            <math:mo math:stretchy="false">)</math:mo>
          </math:mrow>
          <math:mi>,</math:mi>
          <math:mi>arccos</math:mi>
          <math:mrow>
            <math:mo math:stretchy="false">(</math:mo>
            <math:mi>x</math:mi>
            <math:mo math:stretchy="false">)</math:mo>
          </math:mrow>
          <math:mi>,</math:mi>
          <math:mi>arctan</math:mi>
          <math:mrow>
            <math:mo math:stretchy="false">(</math:mo>
            <math:mi>x</math:mi>
            <math:mo math:stretchy="false">)</math:mo>
          </math:mrow>
          <math:mi>,</math:mi>
          <math:mi>arccot</math:mi>
          <math:mrow>
            <math:mo math:stretchy="false">(</math:mo>
            <math:mi>x</math:mi>
            <math:mo math:stretchy="false">)</math:mo>
          </math:mrow>
          <math:mi>,</math:mi>
          <math:mroot>
            <math:mi>y</math:mi>
            <math:mi>x</math:mi>
          </math:mroot>
        </math:mrow>
      </math:mtr>
      <math:mtr>
        <math:mrow>
          <math:mi>sinh</math:mi>
          <math:mrow>
            <math:mo math:stretchy="false">(</math:mo>
            <math:mi>x</math:mi>
            <math:mo math:stretchy="false">)</math:mo>
          </math:mrow>
          <math:mi>,</math:mi>
          <math:mi>cosh</math:mi>
          <math:mrow>
            <math:mo math:stretchy="false">(</math:mo>
            <math:mi>x</math:mi>
            <math:mo math:stretchy="false">)</math:mo>
          </math:mrow>
          <math:mi>,</math:mi>
          <math:mi>tanh</math:mi>
          <math:mrow>
            <math:mo math:stretchy="false">(</math:mo>
            <math:mi>x</math:mi>
            <math:mo math:stretchy="false">)</math:mo>
          </math:mrow>
          <math:mi>,</math:mi>
          <math:mi>coth</math:mi>
          <math:mrow>
            <math:mo math:stretchy="false">(</math:mo>
            <math:mi>x</math:mi>
            <math:mo math:stretchy="false">)</math:mo>
          </math:mrow>
          <math:mi>,</math:mi>
          <math:mfenced math:open="∣" math:close="∣">
            <math:mi>x</math:mi>
          </math:mfenced>
        </math:mrow>
      </math:mtr>
      <math:mtr>
        <math:mrow>
          <math:mi>arsinh</math:mi>
          <math:mrow>
            <math:mo math:stretchy="false">(</math:mo>
            <math:mi>x</math:mi>
            <math:mo math:stretchy="false">)</math:mo>
          </math:mrow>
          <math:mi>,</math:mi>
          <math:mi>arcosh</math:mi>
          <math:mrow>
            <math:mo math:stretchy="false">(</math:mo>
            <math:mi>x</math:mi>
            <math:mo math:stretchy="false">)</math:mo>
          </math:mrow>
          <math:mi>,</math:mi>
          <math:mi>artanh</math:mi>
          <math:mrow>
            <math:mo math:stretchy="false">(</math:mo>
            <math:mi>x</math:mi>
            <math:mo math:stretchy="false">)</math:mo>
          </math:mrow>
          <math:mi>,</math:mi>
          <math:mi>arcoth</math:mi>
          <math:mrow>
            <math:mo math:stretchy="false">(</math:mo>
            <math:mi>x</math:mi>
            <math:mo math:stretchy="false">)</math:mo>
          </math:mrow>
          <math:mi>,</math:mi>
          <math:mrow>
            <math:mi>x</math:mi>
            <math:mo math:stretchy="false">!</math:mo>
          </math:mrow>
        </math:mrow>
      </math:mtr>
      <math:mtr/>
      <math:mtr>
        <math:mstyle math:fontweight="bold">
          <math:mrow>
            <math:munder math:accentunder="true">
              <math:mtext>5. Operators</math:mtext>
              <math:mo>̲</math:mo>
            </math:munder>
          </math:mrow>
        </math:mstyle>
      </math:mtr>
      <math:mtr/>
      <math:mtr>
        <math:mrow>
          <math:mrow>
            <math:mi>lim</math:mi>
            <math:mi>x</math:mi>
          </math:mrow>
          <math:mi>,</math:mi>
          <math:mrow>
            <math:mo math:stretchy="false">∏</math:mo>
            <math:mi>x</math:mi>
          </math:mrow>
          <math:mi>,</math:mi>
          <math:mrow>
            <math:mo math:stretchy="false">∐</math:mo>
            <math:mi>x</math:mi>
          </math:mrow>
          <math:mi>,</math:mi>
          <math:mrow>
            <math:munderover>
              <math:mo math:stretchy="false">∑</math:mo>
              <math:mn>5</math:mn>
              <math:mn>6</math:mn>
            </math:munderover>
            <math:mn>7</math:mn>
          </math:mrow>
        </math:mrow>
      </math:mtr>
      <math:mtr>
        <math:mrow>
          <math:mrow>
            <math:mo math:stretchy="false">∫</math:mo>
            <math:mi>x</math:mi>
          </math:mrow>
          <math:mi>,</math:mi>
          <math:mrow>
            <math:mo math:stretchy="false">∬</math:mo>
            <math:mi>x</math:mi>
          </math:mrow>
          <math:mi>,</math:mi>
          <math:mrow>
            <math:mo math:stretchy="false">∭</math:mo>
            <math:mi>x</math:mi>
          </math:mrow>
          <math:mi>,</math:mi>
        </math:mrow>
      </math:mtr>
      <math:mtr>
        <math:mrow>
          <math:mrow>
            <math:mo math:stretchy="false">∮</math:mo>
            <math:mi>x</math:mi>
          </math:mrow>
          <math:mi>,</math:mi>
          <math:mrow>
            <math:mo math:stretchy="false">∯</math:mo>
            <math:mi>x</math:mi>
          </math:mrow>
          <math:mi>,</math:mi>
          <math:mrow>
            <math:mo math:stretchy="false">∰</math:mo>
            <math:mi>x</math:mi>
          </math:mrow>
        </math:mrow>
      </math:mtr>
      <math:mtr>
        <math:mrow>
          <math:mrow>
            <math:mo math:stretchy="false">∑</math:mo>
            <math:mi>x</math:mi>
          </math:mrow>
          <math:mi>,</math:mi>
          <math:mrow>
            <math:munder>
              <math:mo math:stretchy="false">∑</math:mo>
              <math:mrow>
                <math:mi>x</math:mi>
                <math:mo math:stretchy="false">=</math:mo>
                <math:mn>0</math:mn>
              </math:mrow>
            </math:munder>
            <math:mn>...</math:mn>
          </math:mrow>
          <math:mi>,</math:mi>
          <math:mrow>
            <math:mover>
              <math:mo math:stretchy="false">∑</math:mo>
              <math:mrow>
                <math:mi>n</math:mi>
                <math:mo math:stretchy="false">=</math:mo>
                <math:mrow>
                  <math:mo math:stretchy="false">+</math:mo>
                  <math:mo math:stretchy="false">∞</math:mo>
                </math:mrow>
              </math:mrow>
            </math:mover>
            <math:mn>...</math:mn>
          </math:mrow>
          <math:mi>,</math:mi>
          <math:mrow>
            <math:munderover>
              <math:mo math:stretchy="false">∑</math:mo>
              <math:mrow>
                <math:mi>x</math:mi>
                <math:mo math:stretchy="false">=</math:mo>
                <math:mn>0</math:mn>
              </math:mrow>
              <math:mrow>
                <math:mi>n</math:mi>
                <math:mo math:stretchy="false">=</math:mo>
                <math:mrow>
                  <math:mo math:stretchy="false">+</math:mo>
                  <math:mo math:stretchy="false">∞</math:mo>
                </math:mrow>
              </math:mrow>
            </math:munderover>
            <math:mn>...</math:mn>
          </math:mrow>
        </math:mrow>
      </math:mtr>
      <math:mtr/>
      <math:mtr>
        <math:mstyle math:fontweight="bold">
          <math:mrow>
            <math:munder math:accentunder="true">
              <math:mtext>6. Attributes</math:mtext>
              <math:mo>̲</math:mo>
            </math:munder>
          </math:mrow>
        </math:mstyle>
      </math:mtr>
      <math:mtr/>
      <math:mtr>
        <math:mrow>
          <math:mover math:accent="true">
            <math:mi>a</math:mi>
            <math:mo math:stretchy="false">´</math:mo>
          </math:mover>
          <math:mi>,</math:mi>
          <math:mover math:accent="true">
            <math:mi>a</math:mi>
            <math:mo math:stretchy="false">`</math:mo>
          </math:mover>
          <math:mi>,</math:mi>
          <math:mover math:accent="true">
            <math:mi>a</math:mi>
            <math:mo math:stretchy="false">ˇ</math:mo>
          </math:mover>
          <math:mi>,</math:mi>
          <math:mover math:accent="true">
            <math:mi>a</math:mi>
            <math:mo math:stretchy="false">˘</math:mo>
          </math:mover>
          <math:mi>,</math:mi>
          <math:mover math:accent="true">
            <math:mi>a</math:mi>
            <math:mo math:stretchy="false">˚</math:mo>
          </math:mover>
        </math:mrow>
      </math:mtr>
      <math:mtr>
        <math:mrow>
          <math:mover math:accent="true">
            <math:mi>a</math:mi>
            <math:mo math:stretchy="false">→</math:mo>
          </math:mover>
          <math:mi>,</math:mi>
          <math:mover math:accent="true">
            <math:mi>a</math:mi>
            <math:mo math:stretchy="false">˜</math:mo>
          </math:mover>
          <math:mi>,</math:mi>
          <math:mover math:accent="true">
            <math:mi>a</math:mi>
            <math:mo math:stretchy="false">ˆ</math:mo>
          </math:mover>
          <math:mi>,</math:mi>
          <math:mover math:accent="true">
            <math:mi>a</math:mi>
            <math:mo math:stretchy="false">ˉ</math:mo>
          </math:mover>
          <math:mi>,</math:mi>
          <math:mover math:accent="true">
            <math:mi>a</math:mi>
            <math:mo math:stretchy="false">˙</math:mo>
          </math:mover>
          <math:mi>,</math:mi>
          <math:mover math:accent="true">
            <math:mi>a</math:mi>
            <math:mo math:stretchy="false">¨</math:mo>
          </math:mover>
          <math:mi>,</math:mi>
          <math:mover math:accent="true">
            <math:mi>a</math:mi>
            <math:mo math:stretchy="false">⋯</math:mo>
          </math:mover>
        </math:mrow>
      </math:mtr>
      <math:mtr>
        <math:mrow>
          <math:mover math:accent="true">
            <math:mi>a</math:mi>
            <math:mo math:stretchy="false">→</math:mo>
          </math:mover>
          <math:mi>,</math:mi>
          <math:mover math:accent="true">
            <math:mi math:fontstyle="italic">abc</math:mi>
            <math:mo math:stretchy="false">→</math:mo>
          </math:mover>
          <math:mi>,</math:mi>
          <math:mover math:accent="true">
            <math:mi>a</math:mi>
            <math:mo math:stretchy="false">˜</math:mo>
          </math:mover>
          <math:mi>,</math:mi>
          <math:mover math:accent="true">
            <math:mi math:fontstyle="italic">abc</math:mi>
            <math:mo math:stretchy="false">˜</math:mo>
          </math:mover>
          <math:mi>,</math:mi>
          <math:mover math:accent="true">
            <math:mi>a</math:mi>
            <math:mo math:stretchy="false">ˆ</math:mo>
          </math:mover>
          <math:mi>,</math:mi>
          <math:mover math:accent="true">
            <math:mi math:fontstyle="italic">abc</math:mi>
            <math:mo math:stretchy="false">ˆ</math:mo>
          </math:mover>
        </math:mrow>
      </math:mtr>
      <math:mtr>
        <math:mrow>
          <math:mover math:accent="true">
            <math:mi>a</math:mi>
            <math:mo>¯</math:mo>
          </math:mover>
          <math:mi>,</math:mi>
          <math:mover math:accent="true">
            <math:mi math:fontstyle="italic">abc</math:mi>
            <math:mo>¯</math:mo>
          </math:mover>
          <math:mi>,</math:mi>
          <math:munder math:accentunder="true">
            <math:mi>a</math:mi>
            <math:mo>̲</math:mo>
          </math:munder>
          <math:mi>,</math:mi>
          <math:munder math:accentunder="true">
            <math:mi math:fontstyle="italic">abc</math:mi>
            <math:mo>̲</math:mo>
          </math:munder>
          <math:mi>,</math:mi>
          <math:mi>a</math:mi>
          <math:mi>,</math:mi>
          <math:mi math:fontstyle="italic">abc</math:mi>
        </math:mrow>
      </math:mtr>
      <math:mtr>
        <math:mrow>
          <math:mphantom>
            <math:mstyle>
              <math:mrow>
                <math:mtext>phantom</math:mtext>
              </math:mrow>
            </math:mstyle>
          </math:mphantom>
          <math:mi>,</math:mi>
          <math:mstyle math:fontweight="bold">
            <math:mrow>
              <math:mtext>bold</math:mtext>
            </math:mrow>
          </math:mstyle>
          <math:mi>,</math:mi>
          <math:mstyle math:fontstyle="italic">
            <math:mrow>
              <math:mstyle math:fontstyle="italic">
                <math:mrow>
                  <math:mi>,</math:mi>
                </math:mrow>
              </math:mstyle>
            </math:mrow>
          </math:mstyle>
          <math:mstyle math:fontsize="5pt">
            <math:mrow>
              <math:mtext>Risized to 5 pts</math:mtext>
            </math:mrow>
          </math:mstyle>
          <math:mi>,</math:mi>
          <math:mrow>
            <math:mrow>
              <math:mstyle math:fontfamily="sans">
                <math:mrow>
                  <math:mtext>Sans Serif</math:mtext>
                </math:mrow>
              </math:mstyle>
              <math:mo math:stretchy="false">−</math:mo>
              <math:mstyle math:fontfamily="serif">
                <math:mrow>
                  <math:mtext>Serif</math:mtext>
                </math:mrow>
              </math:mstyle>
            </math:mrow>
            <math:mo math:stretchy="false">−</math:mo>
            <math:mstyle math:fontfamily="fixed">
              <math:mrow>
                <math:mtext>Fixed</math:mtext>
              </math:mrow>
            </math:mstyle>
          </math:mrow>
        </math:mrow>
      </math:mtr>
      <math:mtr/>
      <math:mtr>
        <math:mstyle math:fontweight="bold">
          <math:mrow>
            <math:munder math:accentunder="true">
              <math:mtext>7. Others</math:mtext>
              <math:mo>̲</math:mo>
            </math:munder>
          </math:mrow>
        </math:mstyle>
      </math:mtr>
      <math:mtr/>
      <math:mtr>
        <math:mrow>
          <math:mo math:stretchy="false">∞</math:mo>
          <math:mi>,</math:mi>
          <math:mo math:stretchy="false">∂</math:mo>
          <math:mi>,</math:mi>
          <math:mi math:fontstyle="italic">nablal</math:mi>
          <math:mi>,</math:mi>
          <math:mo math:stretchy="false">∃</math:mo>
          <math:mi>,</math:mi>
          <math:mo math:stretchy="false">∀</math:mo>
        </math:mrow>
      </math:mtr>
      <math:mtr>
        <math:mrow>
          <math:mo math:stretchy="false">ℏ</math:mo>
          <math:mi>,</math:mi>
          <math:mo math:stretchy="false">ƛ</math:mo>
          <math:mi>,</math:mi>
          <math:mo math:stretchy="false">ℜ</math:mo>
          <math:mi>,</math:mi>
          <math:mo math:stretchy="false">ℑ</math:mo>
          <math:mi>,</math:mi>
          <math:mo math:stretchy="false">℘</math:mo>
        </math:mrow>
      </math:mtr>
      <math:mtr>
        <math:mrow>
          <math:mo math:stretchy="false">←</math:mo>
          <math:mi>,</math:mi>
          <math:mo math:stretchy="false">→</math:mo>
          <math:mi>,</math:mi>
          <math:mo math:stretchy="false">↑</math:mo>
          <math:mi>,</math:mi>
          <math:mo math:stretchy="false">↓</math:mo>
        </math:mrow>
      </math:mtr>
      <math:mtr>
        <math:mrow>
          <math:mo math:stretchy="false">…</math:mo>
          <math:mi>,</math:mi>
          <math:mo math:stretchy="false">⋯</math:mo>
          <math:mi>,</math:mi>
          <math:mo math:stretchy="false">⋮</math:mo>
          <math:mi>,</math:mi>
          <math:mo math:stretchy="false">⋰</math:mo>
          <math:mi>,</math:mi>
          <math:mo math:stretchy="false">⋱</math:mo>
        </math:mrow>
      </math:mtr>
      <math:mtr/>
      <math:mtr>
        <math:mstyle math:fontweight="bold">
          <math:mrow>
            <math:munder math:accentunder="true">
              <math:mtext>8. Brakets</math:mtext>
              <math:mo>̲</math:mo>
            </math:munder>
          </math:mrow>
        </math:mstyle>
      </math:mtr>
      <math:mtr/>
      <math:mtr>
        <math:mrow>
          <math:mrow>
            <math:mo math:stretchy="false">(</math:mo>
            <math:mi>a</math:mi>
            <math:mo math:stretchy="false">)</math:mo>
          </math:mrow>
          <math:mi>,</math:mi>
          <math:mrow>
            <math:mo math:stretchy="false">[</math:mo>
            <math:mi>a</math:mi>
            <math:mo math:stretchy="false">]</math:mo>
          </math:mrow>
          <math:mi>,</math:mi>
          <math:mrow>
            <math:mo math:stretchy="false">〚</math:mo>
            <math:mi>a</math:mi>
            <math:mo math:stretchy="false">〛</math:mo>
          </math:mrow>
          <math:mi>,</math:mi>
          <math:mrow>
            <math:mo math:stretchy="false">∣</math:mo>
            <math:mi>a</math:mi>
            <math:mo math:stretchy="false">∣</math:mo>
          </math:mrow>
          <math:mi>,</math:mi>
          <math:mrow>
            <math:mo math:stretchy="false">∥</math:mo>
            <math:mi>a</math:mi>
            <math:mo math:stretchy="false">∥</math:mo>
          </math:mrow>
        </math:mrow>
      </math:mtr>
      <math:mtr>
        <math:mrow>
          <math:mrow>
            <math:mo math:stretchy="false">{</math:mo>
            <math:mi>a</math:mi>
            <math:mo math:stretchy="false">}</math:mo>
          </math:mrow>
          <math:mi>,</math:mi>
          <math:mrow>
            <math:mo math:stretchy="false">〈</math:mo>
            <math:mi>a</math:mi>
            <math:mo math:stretchy="false">〉</math:mo>
          </math:mrow>
          <math:mi>,</math:mi>
          <math:mrow>
            <math:mo math:stretchy="false">〈</math:mo>
            <math:mrow>
              <math:mi>a</math:mi>
              <math:mo math:stretchy="false">∣</math:mo>
              <math:mi>b</math:mi>
            </math:mrow>
            <math:mo math:stretchy="false">〉</math:mo>
          </math:mrow>
        </math:mrow>
      </math:mtr>
      <math:mtr>
        <math:mrow>
          <math:mfenced math:open="" math:close="">
            <math:mfrac>
              <math:mi>a</math:mi>
              <math:mi>b</math:mi>
            </math:mfrac>
          </math:mfenced>
          <math:mi>,</math:mi>
          <math:mfenced math:open="[" math:close="]">
            <math:mfrac>
              <math:mi>a</math:mi>
              <math:mi>b</math:mi>
            </math:mfrac>
          </math:mfenced>
          <math:mi>,</math:mi>
          <math:mfenced math:open="〚" math:close="〛">
            <math:mfrac>
              <math:mi>a</math:mi>
              <math:mi>b</math:mi>
            </math:mfrac>
          </math:mfenced>
          <math:mi>,</math:mi>
          <math:mfenced math:open="∣" math:close="∣">
            <math:mfrac>
              <math:mi>a</math:mi>
              <math:mi>b</math:mi>
            </math:mfrac>
          </math:mfenced>
          <math:mi>,</math:mi>
          <math:mfenced math:open="∥" math:close="∥">
            <math:mfrac>
              <math:mi>a</math:mi>
              <math:mi>b</math:mi>
            </math:mfrac>
          </math:mfenced>
        </math:mrow>
      </math:mtr>
      <math:mtr>
        <math:mrow>
          <math:mfenced math:open="{" math:close="}">
            <math:mfrac>
              <math:mi>a</math:mi>
              <math:mi>b</math:mi>
            </math:mfrac>
          </math:mfenced>
          <math:mi>,</math:mi>
          <math:mfenced math:open="〈" math:close="〉">
            <math:mfrac>
              <math:mi>a</math:mi>
              <math:mi>b</math:mi>
            </math:mfrac>
          </math:mfenced>
          <math:mi>,</math:mi>
          <math:mfenced math:open="〈" math:close="〉">
            <math:mrow>
              <math:mfrac>
                <math:mi>a</math:mi>
                <math:mi>b</math:mi>
              </math:mfrac>
              <math:mo math:stretchy="false">∣</math:mo>
              <math:mfrac>
                <math:mi>x</math:mi>
                <math:mi>y</math:mi>
              </math:mfrac>
            </math:mrow>
          </math:mfenced>
        </math:mrow>
      </math:mtr>
      <math:mtr>
        <math:mrow>
          <math:mover>
            <math:mover math:accent="true">
              <math:mi>a</math:mi>
              <math:mo math:stretchy="false"></math:mo>
            </math:mover>
            <math:mi math:fontstyle="italic">xy</math:mi>
          </math:mover>
          <math:mi>,</math:mi>
          <math:munder>
            <math:munder math:accent="true">
              <math:mi>a</math:mi>
              <math:mo math:stretchy="false"></math:mo>
            </math:munder>
            <math:mi math:fontstyle="italic">xy</math:mi>
          </math:munder>
        </math:mrow>
      </math:mtr>
      <math:mtr/>
      <math:mtr>
        <math:mstyle math:fontweight="bold">
          <math:mrow>
            <math:munder math:accentunder="true">
              <math:mtext>9. Formats</math:mtext>
              <math:mo>̲</math:mo>
            </math:munder>
          </math:mrow>
        </math:mstyle>
      </math:mtr>
      <math:mtr/>
      <math:mtr>
        <math:mrow>
          <math:mmultiscripts>
            <math:mi>x</math:mi>
            <math:mprescripts/>
            <math:none/>
            <math:mi>b</math:mi>
          </math:mmultiscripts>
          <math:mi>,</math:mi>
          <math:mover>
            <math:mi>x</math:mi>
            <math:mi>b</math:mi>
          </math:mover>
          <math:mi>,</math:mi>
          <math:msup>
            <math:mi>x</math:mi>
            <math:mi>b</math:mi>
          </math:msup>
          <math:mi>,</math:mi>
          <math:mtable>
            <math:mtr>
              <math:mrow>
                <math:mrow>
                  <math:mi>x</math:mi>
                  <math:mo math:stretchy="false">+</math:mo>
                  <math:mi>y</math:mi>
                </math:mrow>
                <math:mo math:stretchy="false">=</math:mo>
                <math:mn>0</math:mn>
              </math:mrow>
            </math:mtr>
            <math:mtr>
              <math:mrow>
                <math:mrow>
                  <math:mi>x</math:mi>
                  <math:mo math:stretchy="false">−</math:mo>
                  <math:mi>y</math:mi>
                </math:mrow>
                <math:mo math:stretchy="false">=</math:mo>
                <math:mn>1</math:mn>
              </math:mrow>
            </math:mtr>
          </math:mtable>
        </math:mrow>
      </math:mtr>
      <math:mtr>
        <math:mrow>
          <math:mmultiscripts>
            <math:mi>x</math:mi>
            <math:mprescripts/>
            <math:mi>b</math:mi>
            <math:none/>
          </math:mmultiscripts>
          <math:mi>,</math:mi>
          <math:munder>
            <math:mi>x</math:mi>
            <math:mi>b</math:mi>
          </math:munder>
          <math:mi>,</math:mi>
          <math:msub>
            <math:mi>x</math:mi>
            <math:mi>b</math:mi>
          </math:msub>
          <math:mi>,</math:mi>
          <math:mtable>
            <math:mtr>
              <math:mrow>
                <math:mrow>
                  <math:mi>x</math:mi>
                  <math:mo math:stretchy="false">+</math:mo>
                  <math:mi>y</math:mi>
                </math:mrow>
                <math:mo math:stretchy="false">=</math:mo>
                <math:mn>0</math:mn>
              </math:mrow>
            </math:mtr>
            <math:mtr>
              <math:mrow>
                <math:mrow>
                  <math:mi>x</math:mi>
                  <math:mo math:stretchy="false">−</math:mo>
                  <math:mi>y</math:mi>
                </math:mrow>
                <math:mo math:stretchy="false">=</math:mo>
                <math:mn>1</math:mn>
              </math:mrow>
            </math:mtr>
            <math:mtr>
              <math:mrow>
                <math:mrow>
                  <math:mi>x</math:mi>
                  <math:mo math:stretchy="false">−</math:mo>
                  <math:mi>z</math:mi>
                </math:mrow>
                <math:mo math:stretchy="false">=</math:mo>
                <math:mn>2</math:mn>
              </math:mrow>
            </math:mtr>
          </math:mtable>
        </math:mrow>
      </math:mtr>
      <math:mtr>
        <math:mrow>
          <math:mtext>aligned left</math:mtext>
        </math:mrow>
      </math:mtr>
      <math:mtr>
        <math:mrow>
          <math:mtext>also aligned left</math:mtext>
        </math:mrow>
      </math:mtr>
      <math:mtr>
        <math:mrow>
          <math:mi math:fontstyle="italic">centered</math:mi>
        </math:mrow>
      </math:mtr>
      <math:mtr>
        <math:mrow>
          <math:mo math:stretchy="false">r</math:mo>
        </math:mrow>
      </math:mtr>
      <math:mtr>
        <math:mrow>
          <math:mrow>
            <math:mi math:fontstyle="italic">also</math:mi>
            <math:mi math:fontstyle="italic">aligned</math:mi>
            <math:mo math:stretchy="false">r</math:mo>
          </math:mrow>
        </math:mrow>
      </math:mtr>
      <math:mtr>
        <math:mtable>
          <math:mtr>
            <math:mtd>
              <math:mi>a</math:mi>
            </math:mtd>
            <math:mtd>
              <math:mi>x</math:mi>
            </math:mtd>
          </math:mtr>
          <math:mtr>
            <math:mtd>
              <math:mi>b</math:mi>
            </math:mtd>
            <math:mtd>
              <math:mi>y</math:mi>
            </math:mtd>
          </math:mtr>
        </math:mtable>
      </math:mtr>
      <math:mtr>
        <math:mrow>
          <math:mi>a</math:mi>
          <math:mi math:fontstyle="italic">small</math:mi>
          <math:mi math:fontstyle="italic">gap</math:mi>
          <math:mtext>&gt;</math:mtext>
          <math:mi/>
          <math:mtext>&lt;</math:mtext>
        </math:mrow>
      </math:mtr>
      <math:mtr>
        <math:mrow>
          <math:mi>a</math:mi>
          <math:mi math:fontstyle="italic">gap</math:mi>
          <math:mtext>&gt;</math:mtext>
          <math:mi/>
          <math:mtext>&lt;</math:mtext>
        </math:mrow>
      </math:mtr>
    </math:mtable>
    <math:annotation math:encoding="StarMath 5.0">bold underline  "1. Unary/binary operators" newline newline
+a, -b,+-c,-+d, neg e newline
a + b, a cdot b, a times b, a * b newline
a - b, {a over b}, a div b, a / b, a or b newline
a circ b newline
newline
bold underline  "2. Relations" newline newline
a = b, a &lt;&gt; b, a approx b, a divides b, a ndivides b newline
a &lt; b, a &gt; b, a  simeq b, a parallel b, a ortho b newline
a leslant b, a geslant b, a sim b, a equiv b newline
a &lt;= b, a &gt;= b, a prop b, a toward b newline
a dlarrow b, a dlrarrow b, a drarrow b newline
newline
bold underline  "3. Set Operations" newline newline
a  in b, a notin b, a owns b, emptyset newline
a intersection b, a union b, a setminus b, a slash b, aleph newline
a subset b, a subseteq b, a supset b, a supseteq b newline
a nsubset b, a nsubseteq b, a nsupset b, a nsupseteq b newline
setN setZ setQ setR setC newline
newline
bold underline  "4. Functions" newline newline  b, a 
func e^{x}, ln(x), exp(x), log(x), x^{y} newline
sin(x), cos(x), tan(x), cot(x), sqrt x newline
arcsin(x), arccos(x), arctan(x), arccot(x), nroot x  y newline
sinh(x), cosh(x), tanh(x), coth(x), abs x newline
arsinh(x), arcosh(x), artanh(x), arcoth(x), fact x newline
newline
bold underline  "5. Operators" newline newline
lim x, prod x, coprod x, sum  from 5 to 6 7  newline
int x, iint x, iiint x, newline
lint x, llint x, lllint x newline   
sum x, sum  from x=0 ..., sum  to n=+infinity ..., sum  from x=0 to n=+infinity ... newline
newline
bold underline  "6. Attributes" newline newline
acute a, grave a, check a, breve a, circle a newline
vec a, tilde a, hat a, bar a, dot a, ddot a, dddot a  newline
widevec a, widevec abc, widetilde a, widetilde abc, widehat a, widehat abc newline
overline a, overline abc, underline a, underline abc, overstrike a, overstrike abc newline
phantom "phantom", bold "bold", ital italic, size 5 "Risized to 5 pts", font Sans "Sans Serif" - font Serif "Serif" - font Fixed "Fixed" newline
newline
bold underline  "7. Others" newline newline
infinity , partial , nablal , exists , forall newline
hbar , lambdabar , Re , Im , wp newline
leftarrow , rightarrow , uparrow , downarrow newline
dotslow , dotsaxis , dotsvert , dotsup , dotsdown newline
newline
bold underline  "8. Brakets" newline newline
(a) , [a], ldbracket a rdbracket , lline a rline , ldline a rdline newline
lbrace a rbrace , langle a rangle , langle a mline b rangle newline
left ( a over b right ), left [a over b right ], left ldbracket a over b  right rdbracket , left lline a over b right rline , left ldline a over b right rdline newline
left lbrace a over b right rbrace , left langle a over b right rangle, left langle a over b  mline x over y  right rangle newline
a overbrace xy , a underbrace xy newline
newline
bold underline  "9. Formats" newline newline
x lsup{b}, x csup{b}, x^{b}, binom{x+y=0}{x-y=1} newline
x lsub{b}, x csub{b}, x_{b}, stack{x+y=0 # x-y=1 # x-z=2} newline
alignl "aligned left" newline
alignl "also aligned left" newline
alignc centered newline
alignr %right newline
alignr also aligned %right newline
matrix{a # x ## b # y } newline
a small gap  "&gt;"`"&lt;" newline
a gap  "&gt;"~"&lt;" newline</math:annotation>
  </math:semantics>
</math:math>
</file>

<file path=Object 2/content.xml><?xml version="1.0" encoding="utf-8"?>
<!DOCTYPE math  PUBLIC '-//OpenOffice.org//DTD Modified W3C MathML 1.01//EN'  'math.dtd'>
<math:math xmlns:math="http://www.w3.org/1998/Math/MathML">
  <math:semantics>
    <math:mtable>
      <math:mtr>
        <math:mtext>When solving the Hamilton Operator for an atom with several electrons:</math:mtext>
      </math:mtr>
      <math:mtr>
        <math:mrow>
          <math:mi>H</math:mi>
          <math:mrow>
            <math:mrow>
              <math:mo math:stretchy="false">(</math:mo>
              <math:mrow>
                <math:mn>1,2</math:mn>
                <math:mi>,</math:mi>
                <math:mo math:stretchy="false">⋯</math:mo>
                <math:mi>N</math:mi>
              </math:mrow>
              <math:mo math:stretchy="false">)</math:mo>
            </math:mrow>
            <math:mo math:stretchy="false">=</math:mo>
            <math:mrow>
              <math:mrow>
                <math:munderover>
                  <math:mo math:stretchy="false">∑</math:mo>
                  <math:mrow>
                    <math:mi>n</math:mi>
                    <math:mo math:stretchy="false">=</math:mo>
                    <math:mn>1</math:mn>
                  </math:mrow>
                  <math:mi>N</math:mi>
                </math:munderover>
                <math:mfenced math:open="" math:close="">
                  <math:mrow>
                    <math:mfrac>
                      <math:msubsup>
                        <math:mi>p</math:mi>
                        <math:mi>n</math:mi>
                        <math:mn>2</math:mn>
                      </math:msubsup>
                      <math:mn>2m</math:mn>
                    </math:mfrac>
                    <math:mo math:stretchy="false">−</math:mo>
                    <math:mfrac>
                      <math:mrow>
                        <math:mi>Z</math:mi>
                        <math:msup>
                          <math:mo math:stretchy="false">ε</math:mo>
                          <math:mn>2</math:mn>
                        </math:msup>
                      </math:mrow>
                      <math:msub>
                        <math:mi>r</math:mi>
                        <math:mi>n</math:mi>
                      </math:msub>
                    </math:mfrac>
                  </math:mrow>
                </math:mfenced>
              </math:mrow>
              <math:mo math:stretchy="false">+</math:mo>
              <math:mrow>
                <math:munderover>
                  <math:mo math:stretchy="false">∑</math:mo>
                  <math:mrow>
                    <math:mi>n</math:mi>
                    <math:mo math:stretchy="false">&lt;</math:mo>
                    <math:mi>m</math:mi>
                  </math:mrow>
                  <math:mi math:fontstyle="italic">pairs</math:mi>
                </math:munderover>
                <math:mfrac>
                  <math:msup>
                    <math:mo math:stretchy="false">ε</math:mo>
                    <math:mn>2</math:mn>
                  </math:msup>
                  <math:mrow>
                    <math:mo math:stretchy="false">∣</math:mo>
                    <math:mrow>
                      <math:msub>
                        <math:mi>r</math:mi>
                        <math:mi>n</math:mi>
                      </math:msub>
                      <math:mo math:stretchy="false">−</math:mo>
                      <math:msub>
                        <math:mi>t</math:mi>
                        <math:mi>m</math:mi>
                      </math:msub>
                    </math:mrow>
                    <math:mo math:stretchy="false">∣</math:mo>
                  </math:mrow>
                </math:mfrac>
              </math:mrow>
            </math:mrow>
          </math:mrow>
        </math:mrow>
      </math:mtr>
      <math:mtr>
        <math:mtext>the total wave function is made up of products from single particle wave functions (here is a mathematical term).</math:mtext>
      </math:mtr>
      <math:mtr>
        <math:mrow>
          <math:mrow>
            <math:mo math:stretchy="false">Ψ</math:mo>
            <math:mrow>
              <math:mrow>
                <math:mo math:stretchy="false">(</math:mo>
                <math:mrow>
                  <math:mi>r</math:mi>
                  <math:mi>,</math:mi>
                  <math:mi>s</math:mi>
                </math:mrow>
                <math:mo math:stretchy="false">)</math:mo>
              </math:mrow>
              <math:mo math:stretchy="false">=</math:mo>
              <math:msub>
                <math:mo math:stretchy="false">φ</math:mo>
                <math:mi math:fontstyle="italic">nlm</math:mi>
              </math:msub>
            </math:mrow>
            <math:mrow>
              <math:mo math:stretchy="false">(</math:mo>
              <math:mi>r</math:mi>
              <math:mo math:stretchy="false">)</math:mo>
            </math:mrow>
            <math:msub>
              <math:mo math:stretchy="false">χ</math:mo>
              <math:msub>
                <math:mi>m</math:mi>
                <math:mi>s</math:mi>
              </math:msub>
            </math:msub>
            <math:mrow>
              <math:mo math:stretchy="false">(</math:mo>
              <math:mi>s</math:mi>
              <math:mo math:stretchy="false">)</math:mo>
            </math:mrow>
          </math:mrow>
          <math:mtext>  Use the Slater determinants to do this:</math:mtext>
        </math:mrow>
      </math:mtr>
      <math:mtr/>
      <math:mtr>
        <math:mrow>
          <math:mo math:stretchy="false">Ψ</math:mo>
          <math:mrow>
            <math:mrow>
              <math:mo math:stretchy="false">(</math:mo>
              <math:mrow>
                <math:mn>1,2</math:mn>
                <math:mi>,</math:mi>
                <math:mo math:stretchy="false">⋯</math:mo>
                <math:mi>N</math:mi>
              </math:mrow>
              <math:mo math:stretchy="false">)</math:mo>
            </math:mrow>
            <math:mo math:stretchy="false">=</math:mo>
            <math:mfrac>
              <math:mn>1</math:mn>
              <math:msqrt>
                <math:mrow>
                  <math:mi>N</math:mi>
                  <math:mo math:stretchy="false">!</math:mo>
                </math:mrow>
              </math:msqrt>
            </math:mfrac>
          </math:mrow>
          <math:mfenced math:open="∣" math:close="∣">
            <math:mtable>
              <math:mtr>
                <math:mtd>
                  <math:mrow>
                    <math:msub>
                      <math:mo math:stretchy="false">Ψ</math:mo>
                      <math:msub>
                        <math:mi>k</math:mi>
                        <math:mn>1</math:mn>
                      </math:msub>
                    </math:msub>
                    <math:mrow>
                      <math:mo math:stretchy="false">(</math:mo>
                      <math:mn>1</math:mn>
                      <math:mo math:stretchy="false">)</math:mo>
                    </math:mrow>
                  </math:mrow>
                </math:mtd>
                <math:mtd>
                  <math:mrow>
                    <math:msub>
                      <math:mo math:stretchy="false">Ψ</math:mo>
                      <math:msub>
                        <math:mi>k</math:mi>
                        <math:mn>1</math:mn>
                      </math:msub>
                    </math:msub>
                    <math:mrow>
                      <math:mo math:stretchy="false">(</math:mo>
                      <math:mn>2</math:mn>
                      <math:mo math:stretchy="false">)</math:mo>
                    </math:mrow>
                  </math:mrow>
                </math:mtd>
                <math:mtd>
                  <math:mo math:stretchy="false">⋯</math:mo>
                </math:mtd>
                <math:mtd>
                  <math:mrow>
                    <math:msub>
                      <math:mo math:stretchy="false">Ψ</math:mo>
                      <math:msub>
                        <math:mi>k</math:mi>
                        <math:mn>1</math:mn>
                      </math:msub>
                    </math:msub>
                    <math:mrow>
                      <math:mo math:stretchy="false">(</math:mo>
                      <math:mi>N</math:mi>
                      <math:mo math:stretchy="false">)</math:mo>
                    </math:mrow>
                  </math:mrow>
                </math:mtd>
              </math:mtr>
              <math:mtr>
                <math:mtd>
                  <math:mrow>
                    <math:msub>
                      <math:mo math:stretchy="false">Ψ</math:mo>
                      <math:msub>
                        <math:mi>k</math:mi>
                        <math:mn>2</math:mn>
                      </math:msub>
                    </math:msub>
                    <math:mrow>
                      <math:mo math:stretchy="false">(</math:mo>
                      <math:mn>1</math:mn>
                      <math:mo math:stretchy="false">)</math:mo>
                    </math:mrow>
                  </math:mrow>
                </math:mtd>
                <math:mtd>
                  <math:mrow>
                    <math:msub>
                      <math:mo math:stretchy="false">Ψ</math:mo>
                      <math:msub>
                        <math:mi>k</math:mi>
                        <math:mn>2</math:mn>
                      </math:msub>
                    </math:msub>
                    <math:mrow>
                      <math:mo math:stretchy="false">(</math:mo>
                      <math:mn>2</math:mn>
                      <math:mo math:stretchy="false">)</math:mo>
                    </math:mrow>
                  </math:mrow>
                </math:mtd>
                <math:mtd>
                  <math:mo math:stretchy="false">⋯</math:mo>
                </math:mtd>
                <math:mtd>
                  <math:mrow>
                    <math:msub>
                      <math:mo math:stretchy="false">Ψ</math:mo>
                      <math:msub>
                        <math:mi>k</math:mi>
                        <math:mn>2</math:mn>
                      </math:msub>
                    </math:msub>
                    <math:mrow>
                      <math:mo math:stretchy="false">(</math:mo>
                      <math:mi>N</math:mi>
                      <math:mo math:stretchy="false">)</math:mo>
                    </math:mrow>
                  </math:mrow>
                </math:mtd>
              </math:mtr>
              <math:mtr>
                <math:mtd>
                  <math:mo math:stretchy="false">⋮</math:mo>
                </math:mtd>
                <math:mtd>
                  <math:mo math:stretchy="false">⋮</math:mo>
                </math:mtd>
                <math:mtd>
                  <math:mo math:stretchy="false">⋱</math:mo>
                </math:mtd>
                <math:mtd>
                  <math:mo math:stretchy="false">⋮</math:mo>
                </math:mtd>
              </math:mtr>
              <math:mtr>
                <math:mtd>
                  <math:mrow>
                    <math:msub>
                      <math:mo math:stretchy="false">Ψ</math:mo>
                      <math:msub>
                        <math:mi>k</math:mi>
                        <math:mi>N</math:mi>
                      </math:msub>
                    </math:msub>
                    <math:mrow>
                      <math:mo math:stretchy="false">(</math:mo>
                      <math:mn>1</math:mn>
                      <math:mo math:stretchy="false">)</math:mo>
                    </math:mrow>
                  </math:mrow>
                </math:mtd>
                <math:mtd>
                  <math:mrow>
                    <math:msub>
                      <math:mo math:stretchy="false">Ψ</math:mo>
                      <math:msub>
                        <math:mi>k</math:mi>
                        <math:mi>N</math:mi>
                      </math:msub>
                    </math:msub>
                    <math:mrow>
                      <math:mo math:stretchy="false">(</math:mo>
                      <math:mn>2</math:mn>
                      <math:mo math:stretchy="false">)</math:mo>
                    </math:mrow>
                  </math:mrow>
                </math:mtd>
                <math:mtd>
                  <math:mo math:stretchy="false">⋯</math:mo>
                </math:mtd>
                <math:mtd>
                  <math:mrow>
                    <math:msub>
                      <math:mo math:stretchy="false">Ψ</math:mo>
                      <math:msub>
                        <math:mi>k</math:mi>
                        <math:mi>N</math:mi>
                      </math:msub>
                    </math:msub>
                    <math:mrow>
                      <math:mo math:stretchy="false">(</math:mo>
                      <math:mi>N</math:mi>
                      <math:mo math:stretchy="false">)</math:mo>
                    </math:mrow>
                  </math:mrow>
                </math:mtd>
              </math:mtr>
            </math:mtable>
          </math:mfenced>
        </math:mrow>
      </math:mtr>
    </math:mtable>
    <math:annotation math:encoding="StarMath 5.0">"When solving the Hamilton Operator for an atom with several electrons:" newline
 H(1,2, dotsaxis N)= sum from{n=1} to{N} {left ( p^2_n over {2m}-{Z %epsilon^2}over r_n right ) }+ sum from{n&lt;m} to{pairs} { %epsilon^2 over lline r_n-t_m rline   }  newline

"the total wave function is made up of products from single particle wave functions (here is a mathematical term)." newline   {%PSI(r,s)=%phi_{nlm}(r)%chi_{m_s}(s)} "  Use the Slater determinants to do this:"  newline newline
%PSI(1,2, dotsaxis N)=1 over sqrt{fact N } left lline { 
matrix{%PSI_{k_1}(1) # %PSI_{k_1}(2) # dotsaxis # %PSI_{k_1}(N) ##
%PSI_{k_2}(1) # %PSI_{k_2}(2) # dotsaxis # %PSI_{k_2}(N) ##
dotsvert # dotsvert  # dotsdown# dotsvert ##
%PSI_{k_N}(1) # %PSI_{k_N}(2) # dotsaxis # %PSI_{k_N}(N) 
}
} right rline  </math:annotation>
  </math:semantics>
</math:math>
</file>